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10-10" calcext:value-type="date">
            <text:p>10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5])" office:value-type="float" office:value="0" calcext:value-type="float">
            <text:p>-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43:52.369582200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43:52.37836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17T09:44:26.303246800</dc:date>
    <meta:print-date>2023-11-06T10:06:24.108000000</meta:print-date>
    <dc:language>pt-PT</dc:language>
    <meta:editing-cycles>638</meta:editing-cycles>
    <meta:editing-duration>P2DT18H51M29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